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5.998cm" table:align="margins"/>
    </style:style>
    <style:style style:name="Tableau1.A" style:family="table-column">
      <style:table-column-properties style:column-width="7.999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P2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1" fo:language="en" fo:country="GB"/>
    </style:style>
    <style:style style:name="P3" style:family="paragraph" style:parent-style-name="Footer">
      <style:paragraph-properties>
        <style:tab-stops/>
      </style:paragraph-properties>
    </style:style>
    <style:style style:name="P4" style:family="paragraph" style:parent-style-name="Texte_20_de_20_saisie">
      <style:text-properties style:font-name="Arial1" fo:font-size="11pt" style:font-size-asian="11pt" style:font-size-complex="11pt"/>
    </style:style>
    <style:style style:name="P5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6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name-complex="Arial1" style:font-size-complex="11pt" style:font-style-complex="normal"/>
    </style:style>
    <style:style style:name="P7" style:family="paragraph" style:parent-style-name="Standard">
      <style:text-properties style:font-name="Arial1"/>
    </style:style>
    <style:style style:name="P8" style:family="paragraph" style:parent-style-name="Standard"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line-height="0.459cm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0.459cm" style:text-autospace="none" style:snap-to-layout-gri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4" style:family="paragraph" style:parent-style-name="Standard">
      <style:paragraph-properties fo:line-height="0.388cm" style:snap-to-layout-grid="false">
        <style:tab-stops/>
      </style:paragraph-properties>
      <style:text-properties style:font-name="Arial1" fo:font-size="8pt" fo:language="en" fo:country="GB" style:font-size-asian="8pt"/>
    </style:style>
    <style:style style:name="P15" style:family="paragraph" style:parent-style-name="Standard">
      <style:paragraph-properties fo:line-height="0.388cm" style:snap-to-layout-grid="false"/>
      <style:text-properties style:font-name="Arial1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7" style:family="paragraph" style:parent-style-name="Standard">
      <style:paragraph-properties fo:line-height="0.459cm" style:snap-to-layout-grid="false"/>
      <style:text-properties fo:text-transform="capitalize" style:font-name="Arial1" fo:font-size="11pt" fo:language="zxx" fo:country="none" fo:font-weight="bold" style:font-size-asian="11pt" style:font-weight-asian="bold" style:font-size-complex="11pt" style:font-weight-complex="bold"/>
    </style:style>
    <style:style style:name="P1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9" style:family="paragraph" style:parent-style-name="Table_20_Contents">
      <style:text-properties style:font-name="Arial1"/>
    </style:style>
    <style:style style:name="P20" style:family="paragraph" style:parent-style-name="Table_20_Contents">
      <style:text-properties style:font-name="Arial1" fo:font-weight="normal" style:font-weight-asian="normal" style:font-weight-complex="normal"/>
    </style:style>
    <style:style style:name="P21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59cm"/>
        </style:tab-stops>
      </style:paragraph-properties>
      <style:text-properties style:font-name="Arial1" fo:font-size="11pt" style:font-size-asian="11pt" style:font-size-complex="11pt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212cm"/>
        </style:tab-stops>
      </style:paragraph-properties>
      <style:text-properties style:font-name="Arial1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6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P27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size="8pt" fo:language="zxx" fo:country="none" style:font-size-asian="8pt" style:language-asian="zxx" style:country-asian="none" style:font-size-complex="10pt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fo:language="zxx" fo:country="none" style:font-name-asian="Times New Roman" style:font-name-complex="Arial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use-window-font-color="true"/>
    </style:style>
    <style:style style:name="T8" style:family="text">
      <style:text-properties fo:text-transform="capitalize" fo:language="zxx" fo:country="none"/>
    </style:style>
    <style:style style:name="T9" style:family="text">
      <style:text-properties fo:text-transform="capitalize" fo:language="zxx" fo:country="none" style:font-name-asian="Times New Roman" style:font-name-complex="Arial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lowercase" fo:language="zxx" fo:country="none"/>
    </style:style>
    <style:style style:name="T12" style:family="text">
      <style:text-properties style:font-name="Arial1"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tiersprestatireapre_nomtiers"/>
        <text:user-field-decl office:value-type="string" office:string-value="" text:name="tiersprestatireapre_numvoie"/>
        <text:user-field-decl office:value-type="string" office:string-value="" text:name="tiersprestatireapre_typevoie"/>
        <text:user-field-decl office:value-type="string" office:string-value="" text:name="tiersprestatireapre_nomvoie"/>
        <text:user-field-decl office:value-type="string" office:string-value="" text:name="tiersprestatireapre_compladr"/>
        <text:user-field-decl office:value-type="string" office:string-value="" text:name="tiersprestatireapre_codepos"/>
        <text:user-field-decl office:value-type="string" office:string-value="" text:name="tiersprestatireapre_ville"/>
        <text:user-field-decl office:value-type="string" office:string-value="" text:name="tiersprestataireapre_nomtiers"/>
        <text:user-field-decl office:value-type="string" office:string-value="" text:name="tiersprestataireapre_numvoie"/>
        <text:user-field-decl office:value-type="string" office:string-value="" text:name="tiersprestataireapre_typevoie"/>
        <text:user-field-decl office:value-type="string" office:string-value="" text:name="tiersprestataireapre_nomvoie"/>
        <text:user-field-decl office:value-type="string" office:string-value="" text:name="tiersprestataireapre_compladr"/>
        <text:user-field-decl office:value-type="string" office:string-value="" text:name="tiersprestataireapre_codepos"/>
        <text:user-field-decl office:value-type="string" office:string-value="" text:name="tiersprestataireapre_vill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comiteapre_montantattribu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tiersprestatairedirect">
        <text:p text:style-name="P2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9"/>
            </table:table-cell>
            <table:table-cell table:style-name="Tableau1.A1" table:number-rows-spanned="6" office:value-type="string">
              <text:p text:style-name="P17"><text:user-field-get text:name="tiersprestataireapre_nomtiers"/></text:p>
              <text:p text:style-name="P11"><text:span text:style-name="T3"><text:user-field-get text:name="tiersprestataireapre_numvoie"/></text:span><text:span text:style-name="T3"> </text:span><text:span text:style-name="T11"><text:user-field-get text:name="tiersprestataireapre_typevoie"/></text:span><text:span text:style-name="T3"> </text:span><text:span text:style-name="T8"><text:user-field-get text:name="tiersprestataireapre_nomvoie"/></text:span></text:p>
              <text:p text:style-name="P12"><text:span text:style-name="T9"><text:hidden-paragraph text:condition="ooow:tiersprestataireapre_complad==&quot;&quot;"/></text:span><text:span text:style-name="T9"><text:user-field-get text:name="tiersprestataireapre_compladr"/></text:span></text:p>
              <text:p text:style-name="P12"><text:span text:style-name="T5"><text:user-field-get text:name="tiersprestataireapre_codepos"/></text:span><text:span text:style-name="T5"> </text:span><text:span text:style-name="T5"><text:user-field-get text:name="tiersprestataireapre_ville"/></text:span></text:p>
            </table:table-cell>
          </table:table-row>
          <table:table-row>
            <table:table-cell table:style-name="Tableau1.A1" office:value-type="string">
              <text:p text:style-name="P24"><text:span text:style-name="T4">Réf. : </text:span>DPAS/SIS/BIP</text:p>
              <text:p text:style-name="P24"><text:s text:c="10"/>Apre N°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15"><text:span text:style-name="T1">Affaire suivie par : </text:span><text:span text:style-name="T2"><text:user-field-get text:name="user_prenom">user_prenom</text:user-field-get></text:span><text:span text:style-name="T1"> </text:span><text:bookmark-start text:name="Texte7"/><text:span text:style-name="T2"><text:user-field-get text:name="user_nom">user_nom</text:user-field-get></text:span><text:bookmark-end text:name="Texte7"/><text:span text:style-name="T2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13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1.A1" office:value-type="string">
              <text:p text:style-name="P13"/>
            </table:table-cell>
            <table:covered-table-cell/>
          </table:table-row>
          <table:table-row>
            <table:table-cell table:style-name="Tableau1.A1" office:value-type="string">
              <text:p text:style-name="P2"/>
              <text:p text:style-name="P14"/>
              <text:p text:style-name="P2"/>
            </table:table-cell>
            <table:covered-table-cell/>
          </table:table-row>
          <table:table-row>
            <table:table-cell table:style-name="Tableau1.A1" office:value-type="string">
              <text:p text:style-name="P9">Bobigny, le <text:user-field-get text:name="comiteapre_datecomite"/></text:p>
            </table:table-cell>
            <table:table-cell table:style-name="Tableau1.A1" office:value-type="string">
              <text:p text:style-name="P20"/>
            </table:table-cell>
          </table:table-row>
        </table:table>
        <text:p text:style-name="P7"/>
        <text:p text:style-name="P8"/>
        <text:p text:style-name="P8"/>
        <text:p text:style-name="P16">Madame, Monsieur,</text:p>
        <text:p text:style-name="P10"/>
        <text:p text:style-name="P6">Dans le cadre de l’Aide Personnalisée de Retour à l’Emploi (APRE) qui peut être versée aux bénéficiaires du RSA, une aide a été attribuée à <text:span text:style-name="T13"><text:user-field-get text:name="personne_qual"/></text:span><text:span text:style-name="T13"> <text:s/></text:span><text:span text:style-name="T13"><text:user-field-get text:name="personne_nom"/></text:span><text:span text:style-name="T13"> </text:span><text:span text:style-name="T13"><text:user-field-get text:name="personne_prenom"/></text:span>, d’un montant de <text:user-field-get text:name="aprecomiteapre_montantattribue"/> € pour réaliser une action de <text:s/><text:user-field-get text:name="apre_natureaide"/>.</text:p>
        <text:p text:style-name="P23"><text:span text:style-name="T6">Le paiement sera effectué sur le compte bancaire</text:span> de votre organisme dans les conditions suivantes:</text:p>
        <text:list xml:id="list34526438" text:style-name="L1">
          <text:list-item>
            <text:p text:style-name="P25">Formation d'une durée inférieure à 2 mois:</text:p>
            <text:p text:style-name="P25">- Paiement à la fin de l'action sur présentation de la facture, du RIB de votre organisme accompagnés de l'attestation d'entrée en formation.</text:p>
          </text:list-item>
          <text:list-item>
            <text:p text:style-name="P25">Formation d'une durée égale ou supérieure à 2 mois:</text:p>
            <text:p text:style-name="P25">- 60 % du montant de la formation sur présentation de la facture, du RIB de votre organisme accompagnés de l'attestation d'entrée en formation</text:p>
            <text:p text:style-name="P25">- 40 % du montant de la formation (solde) sur présentation de la facture accompagnés de l'attestation de présence en formation et du bilan de fin d'action. Ce dernier précisera les résultats obtenus à l'issue de celle-ci (diplôme, certification...)</text:p>
          </text:list-item>
        </text:list>
        <text:p text:style-name="P23"/>
        <text:p text:style-name="P5">Je vous prie d'agréer, <text:span text:style-name="T7">Madame, Monsieur</text:span>, l'expression de mes salutations distinguées.</text:p>
        <text:p text:style-name="P5"/>
        <text:p text:style-name="P4"/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text-transform="lowerca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2pt" style:font-size-asian="12pt" style:font-size-complex="12pt"/>
    </style:style>
    <style:style style:name="MP2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MP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9T11:31:46</meta:creation-date>
    <dc:date>2012-04-26T14:44:05.39</dc:date>
    <meta:editing-duration>PT01H52M26S</meta:editing-duration>
    <meta:editing-cycles>32</meta:editing-cycles>
    <meta:generator>OpenOffice.org/3.2$Win32 OpenOffice.org_project/320m12$Build-9483</meta:generator>
    <dc:creator>Julien Mille</dc:creator>
    <meta:printed-by>Julien Mille</meta:printed-by>
    <meta:print-date>2012-03-06T09:29:50.76</meta:print-date>
    <meta:document-statistic meta:table-count="1" meta:image-count="0" meta:object-count="0" meta:page-count="1" meta:paragraph-count="18" meta:word-count="187" meta:character-count="1150"/>
  </office:meta>
</office:document-meta>
</file>